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353cm" fo:margin-bottom="0cm" style:contextual-spacing="false" fo:line-height="150%" fo:text-align="justify" style:justify-single-word="false"/>
    </style:style>
    <style:style style:name="P2" style:family="paragraph" style:parent-style-name="Subtitle">
      <style:paragraph-properties fo:margin-top="0cm" fo:margin-bottom="0cm" style:contextual-spacing="false" fo:line-height="150%" fo:text-align="justify" style:justify-single-word="false"/>
      <style:text-properties officeooo:rsid="00026b92" officeooo:paragraph-rsid="00026b92"/>
    </style:style>
    <style:style style:name="P3" style:family="paragraph" style:parent-style-name="Title" style:master-page-name="Standard">
      <style:paragraph-properties fo:margin-top="0cm" fo:margin-bottom="0cm" style:contextual-spacing="false" fo:line-height="100%" fo:text-align="justify" style:justify-single-word="false" style:page-number="1"/>
      <style:text-properties officeooo:rsid="00026b92" officeooo:paragraph-rsid="00026b92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justify" style:justify-single-word="false" fo:text-indent="1.27cm" style:auto-text-indent="false"/>
    </style:style>
    <style:style style:name="P6" style:family="paragraph" style:parent-style-name="normal">
      <style:paragraph-properties fo:margin-left="1.27cm" fo:text-align="justify" style:justify-single-word="false" fo:text-indent="0cm" style:auto-text-indent="false"/>
    </style:style>
    <style:style style:name="P7" style:family="paragraph" style:parent-style-name="normal" style:list-style-name="WWNum1">
      <style:paragraph-properties fo:margin-left="1.27cm" fo:text-align="justify" style:justify-single-word="false" fo:text-indent="-0.635cm" style:auto-text-indent="false"/>
    </style:style>
    <style:style style:name="P8" style:family="paragraph" style:parent-style-name="normal" style:list-style-name="WWNum1">
      <style:paragraph-properties fo:margin-left="1.27cm" fo:text-align="justify" style:justify-single-word="false" fo:text-indent="-0.635cm" style:auto-text-indent="false" fo:padding="0cm" fo:border="none" style:shadow="none" style:join-border="false"/>
    </style:style>
    <style:style style:name="P9" style:family="paragraph" style:parent-style-name="normal">
      <style:text-properties fo:color="#999999" loext:opacity="100%"/>
    </style:style>
    <style:style style:name="P10" style:family="paragraph" style:parent-style-name="normal">
      <style:paragraph-properties fo:text-align="justify" style:justify-single-word="false"/>
      <style:text-properties fo:color="#999999" loext:opacity="100%"/>
    </style:style>
    <style:style style:name="P11" style:family="paragraph" style:parent-style-name="normal">
      <style:paragraph-properties fo:margin-left="1.27cm" fo:text-align="justify" style:justify-single-word="false" fo:text-indent="0cm" style:auto-text-indent="false"/>
      <style:text-properties fo:color="#999999" loext:opacity="100%"/>
    </style:style>
    <style:style style:name="P12" style:family="paragraph" style:parent-style-name="normal">
      <style:paragraph-properties fo:margin-left="0cm" fo:text-align="justify" style:justify-single-word="false" fo:text-indent="0cm" style:auto-text-indent="false"/>
      <style:text-properties fo:color="#999999" loext:opacity="100%"/>
    </style:style>
    <style:style style:name="P13" style:family="paragraph" style:parent-style-name="normal">
      <style:paragraph-properties fo:margin-left="1.27cm" fo:text-indent="0cm" style:auto-text-indent="false"/>
      <style:text-properties fo:color="#999999" loext:opacity="100%"/>
    </style:style>
    <style:style style:name="P14" style:family="paragraph" style:parent-style-name="normal">
      <style:paragraph-properties fo:margin-top="0cm" fo:margin-bottom="0cm" style:contextual-spacing="false" fo:line-height="128%" fo:text-align="justify" style:justify-single-word="false"/>
      <style:text-properties fo:color="#999999" loext:opacity="100%"/>
    </style:style>
    <style:style style:name="P15" style:family="paragraph" style:parent-style-name="normal">
      <style:paragraph-properties fo:margin-left="-0.282cm" fo:margin-top="0cm" fo:margin-bottom="0cm" style:contextual-spacing="false" fo:line-height="128%" fo:text-align="justify" style:justify-single-word="false" fo:text-indent="0cm" style:auto-text-indent="false"/>
      <style:text-properties fo:color="#999999" loext:opacity="100%"/>
    </style:style>
    <style:style style:name="P16" style:family="paragraph" style:parent-style-name="normal">
      <style:paragraph-properties fo:margin-left="-0.282cm" fo:margin-top="0cm" fo:margin-bottom="0cm" style:contextual-spacing="false" fo:line-height="100%" fo:text-align="justify" style:justify-single-word="false" fo:text-indent="0cm" style:auto-text-indent="false"/>
      <style:text-properties fo:color="#999999" loext:opacity="100%"/>
    </style:style>
    <style:style style:name="P17" style:family="paragraph" style:parent-style-name="normal">
      <style:paragraph-properties fo:line-height="150%" fo:text-align="justify" style:justify-single-word="false"/>
      <style:text-properties fo:color="#999999" loext:opacity="100%"/>
    </style:style>
    <style:style style:name="P18" style:family="paragraph" style:parent-style-name="normal">
      <style:paragraph-properties fo:text-indent="1.27cm" style:auto-text-indent="false"/>
      <style:text-properties fo:color="#999999" loext:opacity="100%"/>
    </style:style>
    <style:style style:name="P19" style:family="paragraph" style:parent-style-name="normal">
      <style:text-properties fo:color="#999999" loext:opacity="100%" fo:background-color="#ffffff"/>
    </style:style>
    <style:style style:name="P20" style:family="paragraph" style:parent-style-name="normal">
      <style:paragraph-properties fo:text-align="justify" style:justify-single-word="false" fo:text-indent="1.27cm" style:auto-text-indent="false"/>
      <style:text-properties fo:color="#999999" loext:opacity="100%" fo:background-color="#ffffff"/>
    </style:style>
    <style:style style:name="P21" style:family="paragraph" style:parent-style-name="normal">
      <style:paragraph-properties fo:margin-left="1.27cm" fo:text-align="justify" style:justify-single-word="false" fo:text-indent="0cm" style:auto-text-indent="false"/>
      <style:text-properties fo:color="#999999" loext:opacity="100%" fo:background-color="#ffffff"/>
    </style:style>
    <style:style style:name="P22" style:family="paragraph" style:parent-style-name="normal">
      <style:paragraph-properties fo:text-align="justify" style:justify-single-word="false"/>
      <style:text-properties fo:color="#999999" loext:opacity="100%" fo:background-color="#ffffff"/>
    </style:style>
    <style:style style:name="P23" style:family="paragraph" style:parent-style-name="normal">
      <style:paragraph-properties fo:margin-left="1.27cm" fo:margin-top="0cm" fo:margin-bottom="0cm" style:contextual-spacing="false" fo:line-height="128%" fo:text-align="justify" style:justify-single-word="false" fo:text-indent="0cm" style:auto-text-indent="false"/>
      <style:text-properties fo:color="#999999" loext:opacity="100%" fo:background-color="#ffffff"/>
    </style:style>
    <style:style style:name="P24" style:family="paragraph" style:parent-style-name="normal">
      <style:paragraph-properties fo:margin-left="1.27cm" fo:text-indent="0cm" style:auto-text-indent="false"/>
      <style:text-properties fo:color="#999999" loext:opacity="100%" fo:background-color="#ffffff"/>
    </style:style>
    <style:style style:name="P25" style:family="paragraph" style:parent-style-name="normal">
      <style:paragraph-properties fo:margin-left="-0.282cm" fo:margin-top="0cm" fo:margin-bottom="0cm" style:contextual-spacing="false" fo:line-height="115%" fo:text-align="justify" style:justify-single-word="false" fo:text-indent="0cm" style:auto-text-indent="false"/>
      <style:text-properties fo:color="#999999" loext:opacity="100%" fo:background-color="#ffffff"/>
    </style:style>
    <style:style style:name="P26" style:family="paragraph" style:parent-style-name="normal">
      <style:paragraph-properties fo:margin-left="1.27cm" fo:text-indent="0cm" style:auto-text-indent="false"/>
      <style:text-properties fo:color="#999999" loext:opacity="100%" fo:background-color="#fefefe"/>
    </style:style>
    <style:style style:name="P27" style:family="paragraph" style:parent-style-name="normal">
      <style:paragraph-properties fo:line-height="115%" fo:text-align="justify" style:justify-single-word="false" fo:text-indent="1.27cm" style:auto-text-indent="false"/>
      <style:text-properties fo:color="#999999" loext:opacity="100%" fo:background-color="#fefefe"/>
    </style:style>
    <style:style style:name="P28" style:family="paragraph" style:parent-style-name="normal">
      <style:paragraph-properties fo:margin-left="-0.282cm" fo:margin-top="0cm" fo:margin-bottom="0cm" style:contextual-spacing="false" fo:line-height="100%" fo:text-align="justify" style:justify-single-word="false" fo:text-indent="0cm" style:auto-text-indent="false"/>
      <style:text-properties fo:color="#999999" loext:opacity="100%" fo:background-color="#fefefe"/>
    </style:style>
    <style:style style:name="P29" style:family="paragraph" style:parent-style-name="normal">
      <style:paragraph-properties fo:margin-left="1.27cm" fo:text-align="justify" style:justify-single-word="false" fo:text-indent="0cm" style:auto-text-indent="false"/>
      <style:text-properties fo:color="#999999" loext:opacity="100%" fo:background-color="#f8f9fa"/>
    </style:style>
    <style:style style:name="P30" style:family="paragraph" style:parent-style-name="normal">
      <style:text-properties fo:color="#434343" loext:opacity="100%"/>
    </style:style>
    <style:style style:name="P31" style:family="paragraph" style:parent-style-name="normal">
      <style:paragraph-properties fo:text-align="justify" style:justify-single-word="false"/>
      <style:text-properties fo:color="#434343" loext:opacity="100%"/>
    </style:style>
    <style:style style:name="P32" style:family="paragraph" style:parent-style-name="normal">
      <style:paragraph-properties fo:text-align="justify" style:justify-single-word="false"/>
      <style:text-properties fo:color="#434343" loext:opacity="100%" fo:font-weight="bold" style:font-weight-asian="bold"/>
    </style:style>
    <style:style style:name="P33" style:family="paragraph" style:parent-style-name="normal">
      <style:paragraph-properties fo:text-align="justify" style:justify-single-word="false"/>
      <style:text-properties fo:color="#434343" loext:opacity="100%" fo:font-style="italic" style:font-style-asian="italic"/>
    </style:style>
    <style:style style:name="P34" style:family="paragraph" style:parent-style-name="normal">
      <style:paragraph-properties fo:margin-left="1.27cm" fo:text-align="justify" style:justify-single-word="false" fo:text-indent="0cm" style:auto-text-indent="false"/>
      <style:text-properties fo:color="#434343" loext:opacity="100%" fo:font-style="italic" style:font-style-asian="italic"/>
    </style:style>
    <style:style style:name="P35" style:family="paragraph" style:parent-style-name="normal">
      <style:paragraph-properties fo:text-align="justify" style:justify-single-word="false" fo:text-indent="1.27cm" style:auto-text-indent="false"/>
      <style:text-properties fo:color="#434343" loext:opacity="100%" fo:font-style="italic" style:font-style-asian="italic"/>
    </style:style>
    <style:style style:name="P36" style:family="paragraph" style:parent-style-name="normal">
      <style:paragraph-properties fo:margin-left="1.27cm" fo:margin-top="0cm" fo:margin-bottom="0cm" style:contextual-spacing="false" fo:line-height="128%" fo:text-align="justify" style:justify-single-word="false" fo:text-indent="0cm" style:auto-text-indent="false"/>
    </style:style>
    <style:style style:name="P37" style:family="paragraph" style:parent-style-name="normal">
      <style:paragraph-properties fo:margin-top="0cm" fo:margin-bottom="0cm" style:contextual-spacing="false" fo:line-height="128%" fo:text-align="justify" style:justify-single-word="false" fo:text-indent="1.27cm" style:auto-text-indent="false"/>
    </style:style>
    <style:style style:name="P38" style:family="paragraph" style:parent-style-name="normal">
      <style:paragraph-properties fo:margin-left="1.27cm" fo:margin-top="0cm" fo:margin-bottom="0cm" style:contextual-spacing="false" fo:line-height="128%" fo:text-indent="0cm" style:auto-text-indent="false"/>
    </style:style>
    <style:style style:name="P39" style:family="paragraph" style:parent-style-name="normal">
      <style:paragraph-properties fo:margin-left="1.27cm" fo:text-indent="0cm" style:auto-text-indent="false"/>
    </style:style>
    <style:style style:name="P40" style:family="paragraph" style:parent-style-name="normal">
      <style:paragraph-properties fo:margin-left="1.27cm" fo:line-height="115%" fo:text-align="justify" style:justify-single-word="false" fo:text-indent="0cm" style:auto-text-indent="false"/>
    </style:style>
    <style:style style:name="P41" style:family="paragraph" style:parent-style-name="normal">
      <style:paragraph-properties fo:line-height="115%" fo:text-indent="1.27cm" style:auto-text-indent="false"/>
    </style:style>
    <style:style style:name="P42" style:family="paragraph" style:parent-style-name="normal">
      <style:paragraph-properties fo:line-height="115%" fo:text-align="justify" style:justify-single-word="false"/>
      <style:text-properties fo:background-color="#ffffff"/>
    </style:style>
    <style:style style:name="P43" style:family="paragraph" style:parent-style-name="normal">
      <style:paragraph-properties fo:text-align="justify" style:justify-single-word="false"/>
      <style:text-properties fo:background-color="#ffffff"/>
    </style:style>
    <style:style style:name="P44" style:family="paragraph" style:parent-style-name="normal">
      <style:text-properties fo:color="#666666" loext:opacity="100%"/>
    </style:style>
    <style:style style:name="P45" style:family="paragraph" style:parent-style-name="normal">
      <style:paragraph-properties fo:text-align="justify" style:justify-single-word="false"/>
      <style:text-properties fo:color="#ff9900" loext:opacity="100%" fo:font-size="8pt" style:font-size-asian="8pt" style:font-size-complex="8pt"/>
    </style:style>
    <style:style style:name="P46" style:family="paragraph" style:parent-style-name="normal">
      <style:paragraph-properties fo:line-height="150%" fo:text-align="justify" style:justify-single-word="false"/>
    </style:style>
    <style:style style:name="P47" style:family="paragraph" style:parent-style-name="normal">
      <style:paragraph-properties fo:text-indent="1.27cm" style:auto-text-indent="false"/>
    </style:style>
    <style:style style:name="T1" style:family="text">
      <style:text-properties fo:color="#434343" loext:opacity="100%" fo:font-size="24pt" fo:font-weight="bold" style:font-size-asian="24pt" style:font-weight-asian="bold" style:font-size-complex="24pt"/>
    </style:style>
    <style:style style:name="T2" style:family="text">
      <style:text-properties fo:color="#434343" loext:opacity="100%" fo:font-weight="bold" style:font-weight-asian="bold"/>
    </style:style>
    <style:style style:name="T3" style:family="text">
      <style:text-properties fo:color="#434343" loext:opacity="100%"/>
    </style:style>
    <style:style style:name="T4" style:family="text">
      <style:text-properties fo:color="#434343" loext:opacity="100%" fo:font-style="italic" style:font-style-asian="italic"/>
    </style:style>
    <style:style style:name="T5" style:family="text">
      <style:text-properties fo:color="#999999" loext:opacity="100%" fo:font-size="12pt" fo:font-style="italic" style:font-size-asian="12pt" style:font-style-asian="italic" style:font-size-complex="12pt"/>
    </style:style>
    <style:style style:name="T6" style:family="text">
      <style:text-properties fo:color="#999999" loext:opacity="100%"/>
    </style:style>
    <style:style style:name="T7" style:family="text">
      <style:text-properties fo:color="#999999" loext:opacity="100%" fo:background-color="#ffffff"/>
    </style:style>
    <style:style style:name="T8" style:family="text">
      <style:text-properties fo:color="#999999" loext:opacity="100%" style:font-name="Roboto" fo:background-color="#fefefe" loext:char-shading-value="0" style:font-name-asian="Roboto1" style:font-name-complex="Roboto1"/>
    </style:style>
    <style:style style:name="T9" style:family="text">
      <style:text-properties fo:color="#999999" loext:opacity="100%" fo:background-color="#fefefe" loext:char-shading-value="0"/>
    </style:style>
    <style:style style:name="T10" style:family="text">
      <style:text-properties fo:color="#999999" loext:opacity="100%" fo:font-weight="bold" style:font-weight-asian="bold"/>
    </style:style>
    <style:style style:name="T11" style:family="text">
      <style:text-properties fo:color="#999999" loext:opacity="100%" fo:font-style="italic" style:font-style-asian="italic" fo:background-color="#ffffff"/>
    </style:style>
    <style:style style:name="T12" style:family="text">
      <style:text-properties fo:color="#999999" loext:opacity="100%" fo:background-color="#f8f9fa" loext:char-shading-value="0"/>
    </style:style>
    <style:style style:name="T13" style:family="text">
      <style:text-properties fo:color="#179a9a" loext:opacity="100%" fo:font-size="18pt" style:font-size-asian="18pt" style:font-size-complex="18pt"/>
    </style:style>
    <style:style style:name="T14" style:family="text">
      <style:text-properties fo:color="#179a9a" loext:opacity="100%"/>
    </style:style>
    <style:style style:name="T15" style:family="text">
      <style:text-properties fo:color="#1cbcbc" loext:opacity="100%"/>
    </style:style>
    <style:style style:name="T16" style:family="text">
      <style:text-properties fo:color="#1cbcbc" loext:opacity="100%" fo:font-weight="bold" style:font-weight-asian="bold"/>
    </style:style>
    <style:style style:name="T17" style:family="text">
      <style:text-properties fo:background-color="#ffffff"/>
    </style:style>
    <style:style style:name="T18" style:family="text">
      <style:text-properties fo:color="#666666" loext:opacity="100%"/>
    </style:style>
    <style:style style:name="T19" style:family="text">
      <style:text-properties fo:font-weight="bold" style:font-weight-asian="bold"/>
    </style:style>
    <style:style style:name="T20" style:family="text">
      <style:text-properties fo:color="#ff9900" loext:opacity="100%" fo:font-size="8pt" style:font-size-asian="8pt" style:font-size-complex="8pt"/>
    </style:style>
    <style:style style:name="T21" style:family="text">
      <style:text-properties fo:color="#ff9900" loext:opacity="100%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Alexsandro dos Santos Ramos</text:span></text:p>
      <text:p text:style-name="P2" loext:marker-style-name="T5"><text:span text:style-name="T5">Front-end</text:span></text:p>
      <text:p text:style-name="P1" loext:marker-style-name="T13"><text:bookmark text:name="_w6it4qjaf0by"/><text:span text:style-name="T13">Perfil</text:span><text:span text:style-name="T13"/></text:p>
      <text:p text:style-name="P4" loext:marker-style-name="T6"><text:span text:style-name="T6">Sou Engenheira de Telecomunicações por formação e engenheira de software por atuação. Tenho experiência no desenvolvimento de aplicações web e aplicações industriais, desenvolvendo firmware para obtenção de dados do mundo real e software web para renderização dos dados (IoT). Minhas principais habilidades estão relacionadas à criação de aplicações web sustentáveis ​​seguindo boas práticas de engenharia de software.</text:span><text:span text:style-name="T6"/></text:p>
      <text:p text:style-name="P10" loext:marker-style-name="T6"/>
      <text:p text:style-name="P4" loext:marker-style-name="T3"><text:span text:style-name="T2">Especialidades</text:span><text:span text:style-name="T3">: Aplicações Web, Arquitetura de software, Aplicações industriais</text:span></text:p>
      <text:p text:style-name="P31" loext:marker-style-name="T3"/>
      <text:p text:style-name="P1" loext:marker-style-name="T13"><text:bookmark text:name="_2x4224804mum"/><text:span text:style-name="T13">Experiência</text:span><text:span text:style-name="T13"/></text:p>
      <text:p text:style-name="P4" loext:marker-style-name="T2"><text:span text:style-name="T2">Líder de comunidade e Criadora de conteúdo técnico</text:span><text:span text:style-name="T2"/></text:p>
      <text:p text:style-name="P32" loext:marker-style-name="T2"/>
      <text:p text:style-name="P5" loext:marker-style-name="T6"><text:span text:style-name="T2">Líder de comunidade </text:span><text:span text:style-name="T15">| </text:span><text:span text:style-name="T3">BeeStrong Code </text:span><text:span text:style-name="T15">|</text:span><text:span text:style-name="T3"> </text:span><text:span text:style-name="T6">03/2021 - atualmente</text:span></text:p>
      <text:p text:style-name="P6" loext:marker-style-name="T7"><text:span text:style-name="T7">Como líder da comunidade, estou trabalhando na Comunidade BeeStrong para dar acesso a carreiras tecnológicas para mulheres e pessoas sem gênero, criando artigos, tutoriais, aulas e mentorias.</text:span><text:span text:style-name="T7"/></text:p>
      <text:p text:style-name="P20" loext:marker-style-name="T7"/>
      <text:p text:style-name="P36" loext:marker-style-name="T6"><text:span text:style-name="T7">Principais tecnologias: conceitos de engenharia de software, Git, Github, soft-skills, python, java, javascript.</text:span><text:span text:style-name="T7"/></text:p>
      <text:p text:style-name="P33" loext:marker-style-name="T4"/>
      <text:p text:style-name="P5" loext:marker-style-name="T2"><text:span text:style-name="T2">Criadora de conteúdo</text:span><text:span text:style-name="T16"> </text:span><text:span text:style-name="T15">|</text:span><text:span text:style-name="T3"> Engineer Rabbit </text:span><text:span text:style-name="T15">|</text:span><text:span text:style-name="T3"> </text:span><text:span text:style-name="T6">06/2019 - atualmente</text:span></text:p>
      <text:p text:style-name="P6" loext:marker-style-name="T8"><text:span text:style-name="T8">Como criadora de conteúdo, sou responsável pela criação de artigos, posts, tutoriais e mentorias. Sempre usando analogias e posts criativos para ensinar conceitos de engenharia da computação de forma fácil e ilustrada.</text:span><text:span text:style-name="T8"/></text:p>
      <text:p text:style-name="P23" loext:marker-style-name="T7"/>
      <text:p text:style-name="P36" loext:marker-style-name="T7"><text:span text:style-name="T7">Principais tecnologias: conceitos de engenharia de software, soft-skills.</text:span><text:span text:style-name="T7"/></text:p>
      <text:p text:style-name="P23" loext:marker-style-name="T7"/>
      <text:p text:style-name="P4" loext:marker-style-name="T6"><text:span text:style-name="T2">Engenheira de Software </text:span><text:span text:style-name="T15">| </text:span><text:span text:style-name="T3">ArcTouch</text:span><text:span text:style-name="T15"> |</text:span><text:span text:style-name="T3"> </text:span><text:span text:style-name="T6">04/2021 - atualmente</text:span></text:p>
      <text:p text:style-name="P33" loext:marker-style-name="T4"/>
      <text:p text:style-name="P5" loext:marker-style-name="T2"><text:span text:style-name="T2">PROJETO CONFIDENCIAL</text:span><text:span text:style-name="T2"/></text:p>
      <text:p text:style-name="P6" loext:marker-style-name="T6"><text:span text:style-name="T7">PEQUENA DESCRIÇÃO DO PROJETO</text:span><text:span text:style-name="T7"/></text:p>
      <text:p text:style-name="P34" loext:marker-style-name="T4"/>
      <text:p text:style-name="P6" loext:marker-style-name="T6"><text:span text:style-name="T7">Principais tecnologias: </text:span><text:span text:style-name="T6"><text:s/>React, Python, PyTest, Gfriend, Javascript</text:span></text:p>
      <text:p text:style-name="P11" loext:marker-style-name="T6"/>
      <text:p text:style-name="P5" loext:marker-style-name="T2"><text:span text:style-name="T2">PROJETO CONFIDENCIAL</text:span><text:span text:style-name="T2"/></text:p>
      <text:p text:style-name="P6" loext:marker-style-name="T2"><text:span text:style-name="T7">PEQUENA DESCRIÇÃO DO PROJETO</text:span></text:p>
      <text:p text:style-name="P21" loext:marker-style-name="T7"/>
      <text:p text:style-name="P6" loext:marker-style-name="T6"><text:span text:style-name="T7">Principais tecnologias: </text:span><text:span text:style-name="T6">Wagtail CMS, Python, MySql, NextJs, Storybook</text:span></text:p>
      <text:p text:style-name="P35" loext:marker-style-name="T4"/>
      <text:p text:style-name="P4" loext:marker-style-name="T2"><text:span text:style-name="T2"><text:tab/>PROJETO CONFIDENCIAL</text:span><text:span text:style-name="T2"/></text:p>
      <text:p text:style-name="P6" loext:marker-style-name="T2"><text:soft-page-break/><text:span text:style-name="T7">PEQUENA DESCRIÇÃO DO PROJETO</text:span></text:p>
      <text:p text:style-name="P21" loext:marker-style-name="T7"/>
      <text:p text:style-name="P6" loext:marker-style-name="T6"><text:span text:style-name="T7">Principais tecnologias: </text:span><text:span text:style-name="T6">Angular 1.0, Custom components, Javascript ES6, Jest, Python, Django.</text:span></text:p>
      <text:p text:style-name="P33" loext:marker-style-name="T4"/>
      <text:p text:style-name="P5" loext:marker-style-name="T2"><text:span text:style-name="T2">PROJETO CONFIDENCIAL</text:span><text:span text:style-name="T2"/></text:p>
      <text:p text:style-name="P6" loext:marker-style-name="T2"><text:span text:style-name="T7">PEQUENA DESCRIÇÃO DO PROJETO</text:span></text:p>
      <text:p text:style-name="P21" loext:marker-style-name="T7"/>
      <text:p text:style-name="P39" loext:marker-style-name="T6"><text:span text:style-name="T7">Principais tecnologias: </text:span><text:span text:style-name="T6">NextJs, xStates, Javascript, Jest.</text:span></text:p>
      <text:p text:style-name="P13" loext:marker-style-name="T6"/>
      <text:p text:style-name="P5" loext:marker-style-name="T2"><text:span text:style-name="T2">PROJETO CONFIDENCIAL</text:span><text:span text:style-name="T2"/></text:p>
      <text:p text:style-name="P6" loext:marker-style-name="T2"><text:span text:style-name="T7">PEQUENA DESCRIÇÃO DO PROJETO</text:span></text:p>
      <text:p text:style-name="P21" loext:marker-style-name="T7"/>
      <text:p text:style-name="P39" loext:marker-style-name="T7"><text:span text:style-name="T7">Principais tecnologias: </text:span><text:span text:style-name="T6">React, Javascript, </text:span><text:span text:style-name="T7">Jest, Clean Code, Clean architecture.</text:span></text:p>
      <text:p text:style-name="P13" loext:marker-style-name="T6"/>
      <text:p text:style-name="P5" loext:marker-style-name="T2"><text:span text:style-name="T2">PROJETO CONFIDENCIAL</text:span><text:span text:style-name="T2"/></text:p>
      <text:p text:style-name="P6" loext:marker-style-name="T2"><text:span text:style-name="T7">PEQUENA DESCRIÇÃO DO PROJETO</text:span></text:p>
      <text:p text:style-name="P21" loext:marker-style-name="T7"/>
      <text:p text:style-name="P39" loext:marker-style-name="T7"><text:span text:style-name="T7">Principais tecnologias: </text:span><text:span text:style-name="T6">Vue, Javascript, Node.js, MongoDB, Parse Server, PayPal</text:span><text:span text:style-name="T7">, Clean Code, Clean architecture.</text:span></text:p>
      <text:p text:style-name="P24" loext:marker-style-name="T7"/>
      <text:p text:style-name="P4" loext:marker-style-name="T6"><text:span text:style-name="T2">Desenvolvedor de Software Full-Stack </text:span><text:span text:style-name="T15">|</text:span><text:span text:style-name="T3"> Involves </text:span><text:span text:style-name="T15">|</text:span><text:span text:style-name="T3"> </text:span><text:span text:style-name="T6">09/2019 - 04/2021</text:span></text:p>
      <text:p text:style-name="P10" loext:marker-style-name="T6"/>
      <text:p text:style-name="P5" loext:marker-style-name="T2"><text:span text:style-name="T2">Involves stage | Involves</text:span><text:span text:style-name="T2"/></text:p>
      <text:p text:style-name="P38" loext:marker-style-name="T9"><text:span text:style-name="T6">Involves Stage</text:span><text:span text:style-name="T9"> é uma solução de trade-marketing. Com a ferramenta é possível gerenciar sua equipe em campo, acompanhar relatórios e gerar insights, a fim de aumentar a produtividade e as vendas.</text:span></text:p>
      <text:p text:style-name="P39" loext:marker-style-name="T9"><text:span text:style-name="T9">Trabalhei na resolução de bugs, desacoplamento de software, melhorias na implementação de comunicação (websocket) implementando novos requisitos de comunicação entre os aplicativos mobile e web. Trabalhei na criação de um novo recurso de arquitetura de importação.</text:span><text:span text:style-name="T9"/></text:p>
      <text:p text:style-name="P26" loext:marker-style-name="T9"/>
      <text:p text:style-name="P39" loext:marker-style-name="T7"><text:span text:style-name="T9">Principais tecnologias</text:span><text:span text:style-name="T6">:</text:span><text:span text:style-name="T10"> </text:span><text:span text:style-name="T7">Java, Spring Boot, Hibernate, GIT, AngularJS, ReactJS, jQuery, REST API, Clean Code, Clean architecture, MVC.</text:span></text:p>
      <text:p text:style-name="P19" loext:marker-style-name="T7"/>
      <text:p text:style-name="P4" loext:marker-style-name="T6"><text:span text:style-name="T2">Consultor e desenvolvedor de Software Full-Stack</text:span><text:span text:style-name="T15"> |</text:span><text:span text:style-name="T3"> Azuritta </text:span><text:span text:style-name="T15">|</text:span><text:span text:style-name="T3"> </text:span><text:span text:style-name="T6">04/2020 - 06/2020</text:span></text:p>
      <text:p text:style-name="P10" loext:marker-style-name="T6"/>
      <text:p text:style-name="P6" loext:marker-style-name="T17"><text:span text:style-name="T2">Controle de contas de condomínio | Azuritta</text:span></text:p>
      <text:p text:style-name="P40" loext:marker-style-name="T9"><text:span text:style-name="T9">Uma plataforma web para verificação de relatórios associados à contabilidade condominial de forma a otimizar o trabalho realizado pela equipa administrativa.</text:span><text:span text:style-name="T9"/></text:p>
      <text:p text:style-name="P27" loext:marker-style-name="T9"/>
      <text:p text:style-name="P36" loext:marker-style-name="T7"><text:span text:style-name="T9">Principais tecnologias</text:span><text:span text:style-name="T6">: </text:span><text:span text:style-name="T7">Java, Spring Boot, Auth2, ReactJS, CSS, HTML, MongoDb, MySql.</text:span></text:p>
      <text:p text:style-name="P42" loext:marker-style-name="T17"/>
      <text:p text:style-name="P42" loext:marker-style-name="T17"/>
      <text:p text:style-name="P4" loext:marker-style-name="T6"><text:span text:style-name="T2">Consultor e desenvolvedor de Software Full-Stack IoT </text:span><text:span text:style-name="T15">| </text:span><text:span text:style-name="T3">Ciclix</text:span><text:span text:style-name="T15"> |</text:span><text:span text:style-name="T3"> </text:span><text:span text:style-name="T6">09/2019 - 10/2019</text:span></text:p>
      <text:p text:style-name="P10" loext:marker-style-name="T6"/>
      <text:p text:style-name="P5" loext:marker-style-name="T17"><text:soft-page-break/><text:span text:style-name="T2">Reastreamento de objetos indoor | Ciclix</text:span></text:p>
      <text:p text:style-name="P36" loext:marker-style-name="T9"><text:span text:style-name="T9">Infraestrutura indoor IoT para localização de materiais hospitalares. Atingindo o objetivo de entregar a infraestrutura de comunicação entre firmware e servidores, através do serviço de localização indoor especializado para hardware disponibilizado em hospitais.</text:span><text:span text:style-name="T9"/></text:p>
      <text:p text:style-name="P25" loext:marker-style-name="T7"/>
      <text:p text:style-name="P40" loext:marker-style-name="T11"><text:span text:style-name="T6">Main technologies: </text:span><text:span text:style-name="T7">Arquitetura de projeto</text:span><text:span text:style-name="T6">, documentação e definições de projeto,</text:span><text:span text:style-name="T11"> Middleware, </text:span><text:span text:style-name="T6">microservices</text:span><text:span text:style-name="T11">, SAAS, Beacons, Gateway BLE, ODOO, Python, RFID, FIND3, Firebase, MongoDB, AWS, Docker.</text:span></text:p>
      <text:p text:style-name="P44" loext:marker-style-name="T18"/>
      <text:p text:style-name="P4" loext:marker-style-name="T6"><text:span text:style-name="T2">desenvolvedor de Software Full-Stack IoT</text:span><text:span text:style-name="T3"> </text:span><text:span text:style-name="T15">|</text:span><text:span text:style-name="T3"> Macnica DHW</text:span><text:span text:style-name="T15"> |</text:span><text:span text:style-name="T3"> </text:span><text:span text:style-name="T6">10/2018 - 09/2019</text:span></text:p>
      <text:p text:style-name="P10" loext:marker-style-name="T6"/>
      <text:p text:style-name="P5" loext:marker-style-name="T17"><text:span text:style-name="T2">Beta de Controle de aterramento temporário | CGTI Institute</text:span></text:p>
      <text:p text:style-name="P6" loext:marker-style-name="T12"><text:span text:style-name="T12">Projeto com o objetivo de controlar e supervisionar os aterramentos temporários instalados, utilizando IoT e Smart Mesh, e demonstrar os resultados através de uma página web e através do Sistema Supervisório (SCADA). Este projeto gerou uma patente para a empresa CGTI Taesa.</text:span><text:span text:style-name="T12"/></text:p>
      <text:p text:style-name="P29" loext:marker-style-name="T12"/>
      <text:p text:style-name="P36" loext:marker-style-name="T7"><text:span text:style-name="T12">Principais tecnologias</text:span><text:span text:style-name="T6">: </text:span><text:span text:style-name="T7">Arquitetura de projeto, Sistemas embarcados, Smart mesh, FreeRTOS, Bootstrap, Modbus RTU, Internet das coisas, microsservice, HTML, Python, Flask, JQuery, banco de dados relacional, protocolos de comunicação, API, Industria 4.0, Telecomunicações.</text:span></text:p>
      <text:p text:style-name="P43" loext:marker-style-name="T17"/>
      <text:p text:style-name="P4" loext:marker-style-name="T6"><text:span text:style-name="T2">Estagiário de graduação</text:span><text:span text:style-name="T15"> |</text:span><text:span text:style-name="T3"> Soma</text:span><text:span text:style-name="T15"> | </text:span><text:span text:style-name="T6">11/2017 - 09/2018</text:span></text:p>
      <text:p text:style-name="P14" loext:marker-style-name="T6"/>
      <text:p text:style-name="P37"><text:span text:style-name="T2">Remote experiment | Soma</text:span></text:p>
      <text:p text:style-name="P6" loext:marker-style-name="T7"><text:span text:style-name="T6">Principais tecnologias: </text:span><text:span text:style-name="T7">Arduino Board, C++, HTML, CSS, Python, MongoDB, Flask, jQuery, APIRestfull, WebRTC, MQTT, HTTP, Websocket, Cloud.</text:span></text:p>
      <text:p text:style-name="P14" loext:marker-style-name="T6"/>
      <text:p text:style-name="P37"><text:span text:style-name="T2">Bancada didática - Programmable Logic Controller <text:s/>| SENAI MT</text:span></text:p>
      <text:p text:style-name="P36" loext:marker-style-name="T6"><text:span text:style-name="T6">Sua principal finalidade é programar o CLP para controlar e monitorar motores, utilizando diversos interruptores e LEDs indicadores, adaptados para uso em laboratório. Desenvolvi o kit e treinei professores do SENAI para usar esse kit didático.</text:span><text:span text:style-name="T6"/></text:p>
      <text:p text:style-name="P28" loext:marker-style-name="T9"/>
      <text:p text:style-name="P6" loext:marker-style-name="T6"><text:span text:style-name="T6">Principais tecnologias: </text:span><text:span text:style-name="T7">Electronics, Industrial processes, </text:span><text:span text:style-name="T6">HMI, </text:span><text:span text:style-name="T7">V20, G120, </text:span><text:span text:style-name="T6">CLP </text:span><text:span text:style-name="T7">1214C </text:span><text:span text:style-name="T6">Siemens, </text:span><text:span text:style-name="T7"><text:s/>industrial communication ( Modbus, Profibus, Profinet, OPC, RS485 ), 4.0 Industry</text:span></text:p>
      <text:p text:style-name="P22" loext:marker-style-name="T7"/>
      <text:p text:style-name="P37"><text:span text:style-name="T2">Kit didático - Motores e transformadores | SENAI MT</text:span></text:p>
      <text:p text:style-name="P36" loext:marker-style-name="T9"><text:span text:style-name="T9">Permite a conexão elétrica com dispositivos de partida para motores elétricos trifásicos e monofásicos. Desenvolvi o kit e treinei professores do SENAI para usar esse kit didático.</text:span><text:span text:style-name="T9"/></text:p>
      <text:p text:style-name="P12" loext:marker-style-name="T6"/>
      <text:p text:style-name="P5" loext:marker-style-name="T7"><text:span text:style-name="T6">Principais tecnologias: </text:span><text:span text:style-name="T7">Electronics, Industrial processes</text:span></text:p>
      <text:p text:style-name="P22" loext:marker-style-name="T7"/>
      <text:p text:style-name="P37"><text:soft-page-break/><text:span text:style-name="T2">Kit didático - Redes de comunicação industrial | SENAI MT</text:span></text:p>
      <text:p text:style-name="P36" loext:marker-style-name="T9"><text:span text:style-name="T9">Programação de CLP, HMI e inversor de frequência. Comunicação industrial entre PLC, HMI e inversor de frequência. Comando e acionamento de motores de indução. Desenvolvi o kit e treinei professores do SENAI para usar esse kit didático.</text:span><text:span text:style-name="T9"/></text:p>
      <text:p text:style-name="P10" loext:marker-style-name="T6"/>
      <text:p text:style-name="P6" loext:marker-style-name="T7"><text:span text:style-name="T6">Principais tecnologias: </text:span><text:span text:style-name="T7">Electronics, Industrial processes, </text:span><text:span text:style-name="T6">HMI, CLP </text:span><text:span text:style-name="T7">1214C </text:span><text:span text:style-name="T6">Siemens, </text:span><text:span text:style-name="T7"><text:s/>industrial communication ( Modbus, Profibus, Profinet, OPC, RS485 ), 4.0 Industry</text:span></text:p>
      <text:p text:style-name="P22" loext:marker-style-name="T7"/>
      <text:p text:style-name="P37"><text:span text:style-name="T2">Kit didático - Ensino de instrumentação | SENAI MT</text:span></text:p>
      <text:p text:style-name="P6" loext:marker-style-name="T6"><text:span text:style-name="T6">Estudo de instrumentação, acionamento de bomba centrífuga, válvula pneumática, controle de nível de reservatório, controle e programação de CLP, HMI e inversor de frequência. Desenvolvi o kit e treinei professores do SENAI para usar esse kit didático.</text:span><text:span text:style-name="T6"/></text:p>
      <text:p text:style-name="P11" loext:marker-style-name="T6"/>
      <text:p text:style-name="P6" loext:marker-style-name="T7"><text:span text:style-name="T6">Principais tecnologias: </text:span><text:span text:style-name="T7">Electronics, Industrial processes, </text:span><text:span text:style-name="T6">HMI, </text:span><text:span text:style-name="T7">V20, G120, </text:span><text:span text:style-name="T6">CLP </text:span><text:span text:style-name="T7">1214C </text:span><text:span text:style-name="T6">Siemens, </text:span><text:span text:style-name="T7"><text:s/>industrial communication ( Modbus, Profibus, Profinet, OPC, RS485 ), 4.0 Industry</text:span></text:p>
      <text:p text:style-name="P22" loext:marker-style-name="T7"/>
      <text:p text:style-name="P37"><text:span text:style-name="T2">Kit didático -</text:span><text:span text:style-name="T19"> Inversor de frequência</text:span><text:span text:style-name="T2"> | SENAI MT</text:span></text:p>
      <text:p text:style-name="P36" loext:marker-style-name="T9"><text:span text:style-name="T9">Acionamento e programação do inversor de frequência; Acionamento, monitoramento e controle do motor; Acionamento de chaves, relés e leds. Desenvolvi o kit e treinei professores do SENAI para usar esse kit didático.</text:span><text:span text:style-name="T9"/></text:p>
      <text:p text:style-name="P12" loext:marker-style-name="T6"/>
      <text:p text:style-name="P6" loext:marker-style-name="T7"><text:span text:style-name="T6">Principais tecnologias: </text:span><text:span text:style-name="T7">Electronics, V20, industrial communication ( Modbus, Profibus, Profinet, OPC ), 4.0 Industry, Industrial processes.</text:span></text:p>
      <text:p text:style-name="P22" loext:marker-style-name="T7"/>
      <text:p text:style-name="P4" loext:marker-style-name="T6"><text:span text:style-name="T2">Estudante pesquisador</text:span><text:span text:style-name="T3"> </text:span><text:span text:style-name="T15">|</text:span><text:span text:style-name="T3"> </text:span>Instituto Superior do Porto - Portugal<text:span text:style-name="T15"> |</text:span><text:span text:style-name="T3"> </text:span><text:span text:style-name="T6">03/2017 - 07/2017</text:span></text:p>
      <text:p text:style-name="P14" loext:marker-style-name="T6"/>
      <text:p text:style-name="P37"><text:span text:style-name="T2">VISIR Project | Programa propicie</text:span></text:p>
      <text:p text:style-name="P6" loext:marker-style-name="T7"><text:span text:style-name="T7">Tem como objetivo definir, desenvolver e avaliar um conjunto de módulos educacionais composto por experimentos práticos, virtuais e remotos, este último apoiado por um laboratório remoto denominado Sistemas de Instrumentos Virtuais em Realidade (VISIR).</text:span><text:span text:style-name="T7"/></text:p>
      <text:p text:style-name="P16" loext:marker-style-name="T6"/>
      <text:p text:style-name="P6" loext:marker-style-name="T7"><text:span text:style-name="T6">Principais tecnologias: </text:span><text:span text:style-name="T7">National instruments, VISIR+, HTML, CSS, PHP, HTTP, MariaDB, SQL, Remote Laboratories, Remote applications.</text:span></text:p>
      <text:p text:style-name="P43" loext:marker-style-name="T17"/>
      <text:p text:style-name="P4" loext:marker-style-name="T6"><text:span text:style-name="T2">Estudante pesquisador</text:span><text:span text:style-name="T3"> </text:span><text:span text:style-name="T15">| </text:span>Instituto federal de Santa Catarina<text:span text:style-name="T3"> </text:span><text:span text:style-name="T15">|</text:span><text:span text:style-name="T3"> </text:span><text:span text:style-name="T6">02/2014 - 03/2017</text:span></text:p>
      <text:p text:style-name="P14" loext:marker-style-name="T6"/>
      <text:p text:style-name="P37"><text:span text:style-name="T2">MedBox | IFSC</text:span></text:p>
      <text:p text:style-name="P36" loext:marker-style-name="T6"><text:span text:style-name="T6">O projeto MedBox é uma caixa eletrônica de medicamentos que contém o hardware necessário para detectar eventos, acionar e controlar atividades relacionadas à ingestão de medicamentos pelo usuário. Trabalhei como engenheiro de software estudando e implementando o projeto de valor mínimo.</text:span><text:span text:style-name="T6"/></text:p>
      <text:p text:style-name="P15" loext:marker-style-name="T6"/>
      <text:p text:style-name="P6" loext:marker-style-name="T7"><text:soft-page-break/><text:span text:style-name="T6">Principais tecnologias: Sistemas embarcados, C, C++, HTTP, Wi-fi, Bluetooth, Communications, Protocol, Product development, Internet of Things, Intel Galileo Gen 2 and</text:span><text:span text:style-name="T7"> Arduino Board.</text:span></text:p>
      <text:p text:style-name="P21" loext:marker-style-name="T7"/>
      <text:p text:style-name="P4" loext:marker-style-name="T13"><text:span text:style-name="T13">Educação</text:span><text:span text:style-name="T13"/></text:p>
      <text:p text:style-name="P45" loext:marker-style-name="T20"/>
      <text:p text:style-name="P46" loext:marker-style-name="T2"><text:span text:style-name="T19">Instituto Federal de Santa Catarina (IFSC)</text:span><text:span text:style-name="T22"> </text:span><text:span text:style-name="T15">|</text:span><text:span text:style-name="T21"> </text:span><text:span text:style-name="T6">2013 - 2019</text:span></text:p>
      <text:p text:style-name="P46" loext:marker-style-name="T6"><text:span text:style-name="T6">B.S., Engenharia de Telecomunicações</text:span><text:span text:style-name="T6"/></text:p>
      <text:p text:style-name="P17" loext:marker-style-name="T6"/>
      <text:p text:style-name="P46" loext:marker-style-name="T6"><text:span text:style-name="T2">Outros cursos ou certificações</text:span><text:span text:style-name="T10"/></text:p>
      <text:p text:style-name="P30" loext:marker-style-name="T3"/>
      <text:p text:style-name="normal" loext:marker-style-name="T19"><text:span text:style-name="T19">Desafios e prêmios</text:span><text:span text:style-name="T19"/></text:p>
      <text:p text:style-name="P39" loext:marker-style-name="T6"><text:span text:style-name="T6">2017 Segundo lugar no Desafio IFSC de ideias inovadoras (prêmio: R$ 7.000,00) </text:span><text:span text:style-name="T6"/></text:p>
      <text:p text:style-name="P39" loext:marker-style-name="T6"><text:span text:style-name="T6">2017 Etapa final do Sinapses da inovação (prêmio: treinamento sobre inovação)</text:span><text:span text:style-name="T6"/></text:p>
      <text:p text:style-name="P39" loext:marker-style-name="T6"><text:span text:style-name="T6">2017 Etapa final O melhor da inovação (prêmio: treinamento sobre inovação) </text:span><text:span text:style-name="T6"/></text:p>
      <text:p text:style-name="P47" loext:marker-style-name="T6"><text:span text:style-name="T6">2017 Etapa final Intel Embedded Systems Competition (prêmio: SBESC) </text:span><text:span text:style-name="T6"/></text:p>
      <text:p text:style-name="P18" loext:marker-style-name="T6"/>
      <text:p text:style-name="normal" loext:marker-style-name="T6"><text:span text:style-name="T19">Prêmios</text:span><text:span text:style-name="T10"/></text:p>
      <text:p text:style-name="P39" loext:marker-style-name="T6"><text:span text:style-name="T6">Bolsista de pesquisa <text:s/>em programa internacional PROPICIE (IFSC) de março 2017 até julho. €3,500.00. </text:span><text:span text:style-name="T6"/></text:p>
      <text:p text:style-name="P9" loext:marker-style-name="T6"/>
      <text:p text:style-name="normal" loext:marker-style-name="T19"><text:span text:style-name="T19">Cursos </text:span><text:span text:style-name="T19"/></text:p>
      <text:p text:style-name="P41" loext:marker-style-name="T6"><text:span text:style-name="T6">2015 - <text:s/>Internet das coisas <text:s/>- Forum internacional de Software Livre - 60 Hrr</text:span><text:span text:style-name="T6"/></text:p>
      <text:p text:style-name="P41" loext:marker-style-name="T6"><text:span text:style-name="T6">2016 - <text:s/>SBESC - School of Embedded Systems - SBC - 60 Hrs</text:span><text:span text:style-name="T6"/></text:p>
      <text:p text:style-name="P41" loext:marker-style-name="T6"><text:span text:style-name="T6">2017 - <text:s/>Empretec - Sebrae - 63 Hrs</text:span><text:span text:style-name="T6"/></text:p>
      <text:p text:style-name="P41" loext:marker-style-name="T6"><text:span text:style-name="T6">2017 - <text:s/>Machine Learning / IOT - The developers conference - 16 Hrs</text:span><text:span text:style-name="T6"/></text:p>
      <text:p text:style-name="P41" loext:marker-style-name="T6"><text:span text:style-name="T6">2018 - <text:s/>Introdução a tecnologias espaciais - INPE - 126 Hrs</text:span><text:span text:style-name="T6"/></text:p>
      <text:p text:style-name="P41" loext:marker-style-name="T6"><text:span text:style-name="T6">2018 - <text:s/>Application of Machine Learning Techniques Using R - IFSC - 3 Hrs</text:span><text:span text:style-name="T6"/></text:p>
      <text:p text:style-name="P41" loext:marker-style-name="T6"><text:span text:style-name="T6">2018 - <text:s/>Matlab - IFSC - 66 Hrs</text:span><text:span text:style-name="T6"/></text:p>
      <text:p text:style-name="P41" loext:marker-style-name="T6"><text:span text:style-name="T6">2018 - <text:s/>Machine Learning / IOT - The developers conference - 16 Hrs</text:span><text:span text:style-name="T6"/></text:p>
      <text:p text:style-name="P41" loext:marker-style-name="T6"><text:span text:style-name="T6">2020 - <text:s/>Udemy: React. </text:span><text:span text:style-name="T6"/></text:p>
      <text:p text:style-name="P41" loext:marker-style-name="T6"><text:span text:style-name="T6">2022 - Spark AR Meta official - in progress</text:span><text:span text:style-name="T6"/></text:p>
      <text:p text:style-name="P41" loext:marker-style-name="T6"><text:span text:style-name="T6">2022 - Solutions Architect - Linux tips - In progress</text:span><text:span text:style-name="T6"/></text:p>
      <text:p text:style-name="P9" loext:marker-style-name="T6"/>
      <text:p text:style-name="normal" loext:marker-style-name="T19"><text:span text:style-name="T19">Cursos e Organização de conferências</text:span><text:span text:style-name="T19"/></text:p>
      <text:p text:style-name="P47" loext:marker-style-name="T6"><text:span text:style-name="T6">2015 ~ 2016 - Professora - Workshops Arduino, São José, Santa Catarina - BR.</text:span><text:span text:style-name="T6"/></text:p>
      <text:p text:style-name="P47" loext:marker-style-name="T6"><text:span text:style-name="T6">2016 - Professora - Workshop Business model canvas Básico - São José, SC.</text:span><text:span text:style-name="T6"/></text:p>
      <text:p text:style-name="P47" loext:marker-style-name="T6"><text:span text:style-name="T6">2016 - Professora - Brainstorming Básico - São José, SC.</text:span><text:span text:style-name="T6"/></text:p>
      <text:p text:style-name="P47" loext:marker-style-name="T6"><text:span text:style-name="T6">2017 - Professora - Django Girls, São José, Santa Catarina - BR.</text:span><text:span text:style-name="T6"/></text:p>
      <text:p text:style-name="P39" loext:marker-style-name="T6"><text:span text:style-name="T6">2017 - Comitê de organização - The developers Conference, Florianópolis.</text:span><text:span text:style-name="T6"/></text:p>
      <text:p text:style-name="P47" loext:marker-style-name="T6"><text:span text:style-name="T6">2018 - Professora - Siemens Tia Portal V15 Tool - SENAI Institute - Cuiabá, MT.</text:span><text:span text:style-name="T6"/></text:p>
      <text:p text:style-name="P47" loext:marker-style-name="T6"><text:span text:style-name="T6">2019 - Mentora tech e negócios - Hackathon Agroup - Vitória da Conquista, BA.</text:span><text:span text:style-name="T6"/></text:p>
      <text:p text:style-name="P47" loext:marker-style-name="T6"><text:span text:style-name="T6">2019 - Mentora tech e negócios - Startup Weekend Woman - Florianópolis, SC.</text:span><text:span text:style-name="T6"/></text:p>
      <text:p text:style-name="P47" loext:marker-style-name="T6"><text:span text:style-name="T6">2019 - Palestrante - ENTIDV - Florianópolis, SC.</text:span><text:span text:style-name="T6"/></text:p>
      <text:p text:style-name="P39" loext:marker-style-name="T6"><text:span text:style-name="T6">2020 - Mentora tech - Conecta Startup Brazil, Brazil.</text:span><text:span text:style-name="T6"/></text:p>
      <text:p text:style-name="P39" loext:marker-style-name="T6"><text:soft-page-break/><text:span text:style-name="T6">2021 - Palestrante - O triângulo invertido do front-end - The developers Conference, Florianópolis.</text:span><text:span text:style-name="T6"/></text:p>
      <text:p text:style-name="P39" loext:marker-style-name="T6"><text:span text:style-name="T6">2021 - Palestrante - Desmistificando o Tecniquês - The developers Conference, Florianópolis.</text:span><text:span text:style-name="T6"/></text:p>
      <text:p text:style-name="P39" loext:marker-style-name="T6"><text:span text:style-name="T6">2021 - Palestrante - Processos seletivos na área tech: Por onde começar? - Google Developers Group</text:span><text:span text:style-name="T6"/></text:p>
      <text:p text:style-name="P39" loext:marker-style-name="T6"><text:span text:style-name="T6">2021 - Palestrante - Entendendo os impostores que dificultam os testes unitários - Womakers Code.</text:span><text:span text:style-name="T6"/></text:p>
      <text:p text:style-name="P39" loext:marker-style-name="T6"><text:span text:style-name="T6">2021 - Palestrante - Como garantir resultados amigáveis para pessoas que usam ferramentas assistivas? - Arctouch</text:span><text:span text:style-name="T6"/></text:p>
      <text:p text:style-name="P39" loext:marker-style-name="T6"><text:span text:style-name="T6">2021 - Palestrante - Como é trabalhar em uma empresa americana e falar inglês no dia-a-dia? - Arctouch</text:span><text:span text:style-name="T6"/></text:p>
      <text:p text:style-name="P39" loext:marker-style-name="T6"><text:span text:style-name="T6">2021 - Palestrante - Programação inclusiva: Como garantir resultados amigaveis para pessoas que usam ferramentas assistivas? - ArcTouch</text:span><text:span text:style-name="T6"/></text:p>
      <text:p text:style-name="P39" loext:marker-style-name="T6"><text:span text:style-name="T6">2021 - Palestrante - Inclusão e diversidade na tecnologia - Data Master</text:span><text:span text:style-name="T6"/></text:p>
      <text:p text:style-name="P39" loext:marker-style-name="T6"><text:span text:style-name="T6">2022 - Palestrante - Ferramentas e dicas para arrasar no mercado de trabalho - Elas Computação</text:span><text:span text:style-name="T6"/></text:p>
      <text:p text:style-name="P39" loext:marker-style-name="T6"><text:span text:style-name="T6">2022 - Palestrante - Mulheres que fazem a diferença - O matuto programador</text:span><text:span text:style-name="T6"/></text:p>
      <text:p text:style-name="P39" loext:marker-style-name="T6"><text:span text:style-name="T6">2022 - Comitê de organização e Palestrante - Wonder Tech - Dev brazillian community</text:span><text:span text:style-name="T6"/></text:p>
      <text:p text:style-name="P47" loext:marker-style-name="T6"><text:span text:style-name="T6">2022 - Professora - Git e GitHub - BeeStrong Code</text:span><text:span text:style-name="T6"/></text:p>
      <text:p text:style-name="P13" loext:marker-style-name="T6"/>
      <text:p text:style-name="P13" loext:marker-style-name="T6"/>
      <text:p text:style-name="P1" loext:marker-style-name="T14"><text:bookmark text:name="_h7t7o6l9d03m"/><text:span text:style-name="T13">Publicações</text:span><text:span text:style-name="T13"/></text:p>
      <text:p text:style-name="P10" loext:marker-style-name="T6"/>
      <text:list text:style-name="WWNum1">
        <text:list-item>
          <text:p text:style-name="P7" loext:marker-style-name="T23"><text:span text:style-name="T6">COELHO, L. A. ;FERTIG, K.S.;FERTIG, K.S. TKmed - Medication aid system. <text:s/>Extended abstract. In: VI Brazilian Symposium on Computing Systems Engineering 2016, João Pessoa, Paraíba.</text:span></text:p>
        </text:list-item>
        <text:list-item>
          <text:p text:style-name="P7" loext:marker-style-name="T23"><text:span text:style-name="T6">COELHO, L. A. ;FERTIG, K.S.;FERTIG, K.S. TKmed - Sistema de auxílio à medicação​. Abstract. In: Mostra Científico Cultural 2016, São José, Santa Catarina.</text:span></text:p>
        </text:list-item>
        <text:list-item>
          <text:p text:style-name="P7" loext:marker-style-name="T23"><text:span text:style-name="T6">BRANCO, M.V.; COELHO, L. A. ;ALVES, G. R. Differentiating simulations and real (remote) experiments​. <text:s/>Full paper. In: 5th International Conference on Technological Ecosystems for Enhancing Multiculturality, 2017, Cádiz, Espanha.</text:span></text:p>
        </text:list-item>
        <text:list-item>
          <text:p text:style-name="P7" loext:marker-style-name="T23"><text:span text:style-name="T6"><text:s/>BRANCO, M.V.; COELHO, L. A. ;ALVES, G.R. Aspectos de diferenciação entre laboratórios remotos e simuladores​. Full paper. In: Cobenge 2017, 2017, Joinville, Santa Catarina.</text:span></text:p>
        </text:list-item>
        <text:list-item>
          <text:p text:style-name="P7" loext:marker-style-name="T23"><text:span text:style-name="T6">BRANCO, M.V.; COELHO, L. A. ;ALVES, G.R. Estudo Comparativo entre Laboratórios Remotos e Simuladores. Chapter 16. In: TICAI 2017 - TICs para el Aprendizaje de la Ingeniería. ISBN 978-84-8158-774-6 ©IEEE, Sociedad de Educación: Cápitulos Español y Portugués.</text:span></text:p>
        </text:list-item>
        <text:list-item>
          <text:p text:style-name="P8" loext:marker-style-name="T23"><text:span text:style-name="T6">ALMEIDA, D.P.;, ABELHA, M., ARPINO, C., COELHO, L., CORRÊA, M., SARAIVA, J.P., MATTIELLO-FRANCISCO, F. Simulação da operação e comunicação de uma carga útil baseada na Sonda de Langmuir com o OBC do NanosatC-Br2. Full paper. In: 9° Workshop on Space Engineering and Technology, 2018, São José dos Campos, São Paulo.</text:span></text:p>
        </text:list-item>
      </text:list>
      <text:p text:style-name="P4"/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2T02:10:15.953000000</dc:date>
    <meta:editing-duration>PT3H22M25S</meta:editing-duration>
    <meta:editing-cycles>1</meta:editing-cycles>
    <meta:document-statistic meta:table-count="0" meta:image-count="0" meta:object-count="0" meta:page-count="7" meta:paragraph-count="128" meta:word-count="1731" meta:character-count="12100" meta:non-whitespace-character-count="10206"/>
    <meta:generator>LibreOffice/7.6.2.1$Windows_X86_64 LibreOffice_project/56f7684011345957bbf33a7ee678afaf4d2ba333</meta:generator>
  </office:meta>
</office:document-meta>
</file>